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922" officeooo:paragraph-rsid="00010922"/>
    </style:style>
    <style:style style:name="P2" style:family="paragraph" style:parent-style-name="Standard">
      <style:text-properties officeooo:rsid="00010922" officeooo:paragraph-rsid="00018a4c"/>
    </style:style>
    <style:style style:name="P3" style:family="paragraph" style:parent-style-name="Standard">
      <style:text-properties officeooo:rsid="00010922" officeooo:paragraph-rsid="000208c5"/>
    </style:style>
    <style:style style:name="P4" style:family="paragraph" style:parent-style-name="Standard">
      <style:text-properties officeooo:rsid="00010922" officeooo:paragraph-rsid="0002a1f7"/>
    </style:style>
    <style:style style:name="P5" style:family="paragraph" style:parent-style-name="Standard">
      <style:text-properties officeooo:rsid="00018a4c" officeooo:paragraph-rsid="00018a4c"/>
    </style:style>
    <style:style style:name="P6" style:family="paragraph" style:parent-style-name="Standard">
      <style:text-properties officeooo:rsid="000208c5" officeooo:paragraph-rsid="000208c5"/>
    </style:style>
    <style:style style:name="P7" style:family="paragraph" style:parent-style-name="Standard">
      <style:text-properties officeooo:rsid="000208c5" officeooo:paragraph-rsid="000208c5" fo:background-color="#fff200"/>
    </style:style>
    <style:style style:name="P8" style:family="paragraph" style:parent-style-name="Standard">
      <style:text-properties officeooo:rsid="00018a4c" officeooo:paragraph-rsid="00018a4c" fo:background-color="#00aaad"/>
    </style:style>
    <style:style style:name="P9" style:family="paragraph" style:parent-style-name="Standard">
      <style:text-properties officeooo:rsid="00018a4c" officeooo:paragraph-rsid="00018a4c" fo:background-color="#bce4e5"/>
    </style:style>
    <style:style style:name="P10" style:family="paragraph" style:parent-style-name="Standard">
      <style:text-properties officeooo:rsid="00010922" officeooo:paragraph-rsid="00018a4c" fo:background-color="#bce4e5"/>
    </style:style>
    <style:style style:name="P11" style:family="paragraph" style:parent-style-name="Standard">
      <style:text-properties officeooo:rsid="00010922" officeooo:paragraph-rsid="0002a1f7" fo:background-color="#bce4e5"/>
    </style:style>
    <style:style style:name="P12" style:family="paragraph" style:parent-style-name="Standard">
      <style:text-properties officeooo:rsid="00010922" officeooo:paragraph-rsid="000208c5" fo:background-color="#bce4e5"/>
    </style:style>
    <style:style style:name="P13" style:family="paragraph" style:parent-style-name="Standard">
      <style:text-properties officeooo:rsid="000208c5" officeooo:paragraph-rsid="0002a1f7" fo:background-color="#bce4e5"/>
    </style:style>
    <style:style style:name="P14" style:family="paragraph" style:parent-style-name="Standard">
      <style:text-properties officeooo:rsid="0002a1f7" officeooo:paragraph-rsid="0002a1f7" fo:background-color="#bce4e5"/>
    </style:style>
    <style:style style:name="P15" style:family="paragraph" style:parent-style-name="Standard">
      <style:text-properties officeooo:rsid="0002d732" officeooo:paragraph-rsid="0004f2cf" fo:background-color="#bce4e5"/>
    </style:style>
    <style:style style:name="P16" style:family="paragraph" style:parent-style-name="Standard">
      <style:text-properties officeooo:rsid="0002d732" officeooo:paragraph-rsid="000628eb" fo:background-color="#bce4e5"/>
    </style:style>
    <style:style style:name="P17" style:family="paragraph" style:parent-style-name="Standard">
      <style:text-properties officeooo:rsid="0004f2cf" officeooo:paragraph-rsid="0004f2cf" fo:background-color="#bce4e5"/>
    </style:style>
    <style:style style:name="P18" style:family="paragraph" style:parent-style-name="Standard">
      <style:text-properties officeooo:rsid="0004f2cf" officeooo:paragraph-rsid="000628eb" fo:background-color="#bce4e5"/>
    </style:style>
    <style:style style:name="P19" style:family="paragraph" style:parent-style-name="Standard">
      <style:text-properties officeooo:rsid="000628eb" officeooo:paragraph-rsid="000628eb" fo:background-color="#bce4e5"/>
    </style:style>
    <style:style style:name="P20" style:family="paragraph" style:parent-style-name="Standard">
      <style:text-properties officeooo:rsid="00092ee7" officeooo:paragraph-rsid="00092ee7" fo:background-color="#bce4e5"/>
    </style:style>
    <style:style style:name="P21" style:family="paragraph" style:parent-style-name="Standard">
      <style:text-properties officeooo:rsid="00092ee7" officeooo:paragraph-rsid="000af550" fo:background-color="#bce4e5"/>
    </style:style>
    <style:style style:name="P22" style:family="paragraph" style:parent-style-name="Standard">
      <style:text-properties officeooo:rsid="00092ee7" officeooo:paragraph-rsid="000d74bd" fo:background-color="#bce4e5"/>
    </style:style>
    <style:style style:name="P23" style:family="paragraph" style:parent-style-name="Standard">
      <style:text-properties officeooo:rsid="000af550" officeooo:paragraph-rsid="000af550" fo:background-color="#bce4e5"/>
    </style:style>
    <style:style style:name="P24" style:family="paragraph" style:parent-style-name="Standard">
      <style:text-properties officeooo:rsid="0002a1f7" officeooo:paragraph-rsid="0002a1f7"/>
    </style:style>
    <style:style style:name="P25" style:family="paragraph" style:parent-style-name="Standard">
      <style:text-properties officeooo:rsid="0002a1f7" officeooo:paragraph-rsid="0002a1f7" fo:background-color="transparent"/>
    </style:style>
    <style:style style:name="P26" style:family="paragraph" style:parent-style-name="Standard">
      <style:text-properties officeooo:rsid="0002d732" officeooo:paragraph-rsid="0002d732" fo:background-color="transparent"/>
    </style:style>
    <style:style style:name="P27" style:family="paragraph" style:parent-style-name="Standard">
      <style:text-properties officeooo:rsid="0002d732" officeooo:paragraph-rsid="00031b8b" fo:background-color="transparent"/>
    </style:style>
    <style:style style:name="P28" style:family="paragraph" style:parent-style-name="Standard">
      <style:text-properties officeooo:rsid="00010922" officeooo:paragraph-rsid="0002d732" fo:background-color="transparent"/>
    </style:style>
    <style:style style:name="P29" style:family="paragraph" style:parent-style-name="Standard">
      <style:text-properties officeooo:rsid="00010922" officeooo:paragraph-rsid="00031b8b" fo:background-color="transparent"/>
    </style:style>
    <style:style style:name="P30" style:family="paragraph" style:parent-style-name="Standard">
      <style:text-properties officeooo:rsid="00010922" officeooo:paragraph-rsid="0008d6cc" fo:background-color="transparent"/>
    </style:style>
    <style:style style:name="P31" style:family="paragraph" style:parent-style-name="Standard">
      <style:text-properties officeooo:rsid="00031b8b" officeooo:paragraph-rsid="00031b8b" fo:background-color="transparent"/>
    </style:style>
    <style:style style:name="P32" style:family="paragraph" style:parent-style-name="Standard">
      <style:text-properties officeooo:rsid="0004f2cf" officeooo:paragraph-rsid="0004f2cf" fo:background-color="transparent"/>
    </style:style>
    <style:style style:name="P33" style:family="paragraph" style:parent-style-name="Standard">
      <style:text-properties officeooo:rsid="0008d6cc" officeooo:paragraph-rsid="0008d6cc" fo:background-color="transparent"/>
    </style:style>
    <style:style style:name="P34" style:family="paragraph" style:parent-style-name="Standard">
      <style:text-properties officeooo:rsid="00031b8b" officeooo:paragraph-rsid="00031b8b" fo:background-color="#dfcce4"/>
    </style:style>
    <style:style style:name="P35" style:family="paragraph" style:parent-style-name="Standard">
      <style:text-properties officeooo:rsid="0004f2cf" officeooo:paragraph-rsid="0004f2cf" fo:background-color="#dfcce4"/>
    </style:style>
    <style:style style:name="P36" style:family="paragraph" style:parent-style-name="Standard">
      <style:text-properties officeooo:rsid="0002d732" officeooo:paragraph-rsid="0004f2cf" fo:background-color="#dfcce4"/>
    </style:style>
    <style:style style:name="P37" style:family="paragraph" style:parent-style-name="Standard">
      <style:text-properties officeooo:rsid="000628eb" officeooo:paragraph-rsid="000628eb" fo:background-color="#dfcce4"/>
    </style:style>
    <style:style style:name="P38" style:family="paragraph" style:parent-style-name="Standard">
      <style:text-properties officeooo:rsid="00092ee7" officeooo:paragraph-rsid="00092ee7" fo:background-color="#dfcce4"/>
    </style:style>
    <style:style style:name="P39" style:family="paragraph" style:parent-style-name="Standard">
      <style:text-properties officeooo:rsid="0004f2cf" officeooo:paragraph-rsid="0006ec5c" fo:background-color="#e0efd4"/>
    </style:style>
    <style:style style:name="P40" style:family="paragraph" style:parent-style-name="Standard">
      <style:text-properties officeooo:rsid="0002d732" officeooo:paragraph-rsid="0006ec5c" fo:background-color="#e0efd4"/>
    </style:style>
    <style:style style:name="P41" style:family="paragraph" style:parent-style-name="Standard">
      <style:text-properties officeooo:rsid="000628eb" officeooo:paragraph-rsid="0006ec5c" fo:background-color="#e0efd4"/>
    </style:style>
    <style:style style:name="P42" style:family="paragraph" style:parent-style-name="Standard">
      <style:text-properties officeooo:rsid="0006ec5c" officeooo:paragraph-rsid="0006ec5c" fo:background-color="#e0efd4"/>
    </style:style>
    <style:style style:name="P43" style:family="paragraph" style:parent-style-name="Standard">
      <style:text-properties officeooo:rsid="00092ee7" officeooo:paragraph-rsid="000ca3f9" fo:background-color="#e0efd4"/>
    </style:style>
    <style:style style:name="P44" style:family="paragraph" style:parent-style-name="Standard">
      <style:text-properties officeooo:rsid="00092ee7" officeooo:paragraph-rsid="000d74bd" fo:background-color="#e0efd4"/>
    </style:style>
    <style:style style:name="P45" style:family="paragraph" style:parent-style-name="Standard">
      <style:text-properties officeooo:rsid="00092ee7" officeooo:paragraph-rsid="002723ae" fo:background-color="#e0efd4"/>
    </style:style>
    <style:style style:name="P46" style:family="paragraph" style:parent-style-name="Standard">
      <style:text-properties officeooo:rsid="000af550" officeooo:paragraph-rsid="000ca3f9" fo:background-color="#e0efd4"/>
    </style:style>
    <style:style style:name="P47" style:family="paragraph" style:parent-style-name="Standard">
      <style:text-properties officeooo:rsid="000d74bd" officeooo:paragraph-rsid="000d74bd" fo:background-color="#e0efd4"/>
    </style:style>
    <style:style style:name="P48" style:family="paragraph" style:parent-style-name="Standard">
      <style:text-properties officeooo:rsid="00142a72" officeooo:paragraph-rsid="00142a72" fo:background-color="#e0efd4"/>
    </style:style>
    <style:style style:name="P49" style:family="paragraph" style:parent-style-name="Standard">
      <style:text-properties officeooo:rsid="0004f2cf" officeooo:paragraph-rsid="0006ec5c" fo:background-color="#fffbcc"/>
    </style:style>
    <style:style style:name="P50" style:family="paragraph" style:parent-style-name="Standard">
      <style:text-properties officeooo:rsid="0002d732" officeooo:paragraph-rsid="0006ec5c" fo:background-color="#fffbcc"/>
    </style:style>
    <style:style style:name="P51" style:family="paragraph" style:parent-style-name="Standard">
      <style:text-properties officeooo:rsid="000628eb" officeooo:paragraph-rsid="0006ec5c" fo:background-color="#fffbcc"/>
    </style:style>
    <style:style style:name="P52" style:family="paragraph" style:parent-style-name="Standard">
      <style:text-properties officeooo:rsid="0006ec5c" officeooo:paragraph-rsid="0006ec5c" fo:background-color="#fffbcc"/>
    </style:style>
    <style:style style:name="P53" style:family="paragraph" style:parent-style-name="Standard">
      <style:text-properties officeooo:rsid="001055a6" officeooo:paragraph-rsid="000d74bd" fo:background-color="#fffbcc"/>
    </style:style>
    <style:style style:name="P54" style:family="paragraph" style:parent-style-name="Standard">
      <style:text-properties officeooo:rsid="00010922" officeooo:paragraph-rsid="00018a4c" fo:background-color="#ffe5ca"/>
    </style:style>
    <style:style style:name="P55" style:family="paragraph" style:parent-style-name="Standard">
      <style:text-properties officeooo:rsid="00010922" officeooo:paragraph-rsid="000208c5" fo:background-color="#ffe5ca"/>
    </style:style>
    <style:style style:name="P56" style:family="paragraph" style:parent-style-name="Standard">
      <style:text-properties officeooo:rsid="00018a4c" officeooo:paragraph-rsid="00018a4c" fo:background-color="#ffe5ca"/>
    </style:style>
    <style:style style:name="P57" style:family="paragraph" style:parent-style-name="Standard">
      <style:text-properties officeooo:rsid="00018a4c" officeooo:paragraph-rsid="001be0ba" fo:background-color="#ffe5ca"/>
    </style:style>
    <style:style style:name="P58" style:family="paragraph" style:parent-style-name="Standard">
      <style:text-properties officeooo:rsid="000208c5" officeooo:paragraph-rsid="000208c5" fo:background-color="#ffe5ca"/>
    </style:style>
    <style:style style:name="P59" style:family="paragraph" style:parent-style-name="Standard">
      <style:text-properties officeooo:rsid="000d74bd" officeooo:paragraph-rsid="000d74bd" fo:background-color="#fcd4d1"/>
    </style:style>
    <style:style style:name="P60" style:family="paragraph" style:parent-style-name="Standard">
      <style:text-properties officeooo:rsid="000d74bd" officeooo:paragraph-rsid="001194d2" fo:background-color="#fcd4d1"/>
    </style:style>
    <style:style style:name="P61" style:family="paragraph" style:parent-style-name="Standard">
      <style:text-properties officeooo:rsid="00092ee7" officeooo:paragraph-rsid="000d74bd" fo:background-color="#fcd4d1"/>
    </style:style>
    <style:style style:name="P62" style:family="paragraph" style:parent-style-name="Standard">
      <style:text-properties officeooo:rsid="00092ee7" officeooo:paragraph-rsid="00228a15" fo:background-color="#fcd4d1"/>
    </style:style>
    <style:style style:name="P63" style:family="paragraph" style:parent-style-name="Standard">
      <style:text-properties officeooo:rsid="00092ee7" officeooo:paragraph-rsid="001194d2" fo:background-color="#fcd4d1"/>
    </style:style>
    <style:style style:name="P64" style:family="paragraph" style:parent-style-name="Standard">
      <style:text-properties officeooo:rsid="00092ee7" officeooo:paragraph-rsid="002723ae" fo:background-color="#fcd4d1"/>
    </style:style>
    <style:style style:name="P65" style:family="paragraph" style:parent-style-name="Standard">
      <style:text-properties officeooo:rsid="000e7e21" officeooo:paragraph-rsid="000e7e21" fo:background-color="#fcd4d1"/>
    </style:style>
    <style:style style:name="P66" style:family="paragraph" style:parent-style-name="Standard">
      <style:text-properties officeooo:rsid="00228a15" officeooo:paragraph-rsid="00228a15" fo:background-color="#fcd4d1"/>
    </style:style>
    <style:style style:name="P67" style:family="paragraph" style:parent-style-name="Standard">
      <style:text-properties officeooo:rsid="00228a15" officeooo:paragraph-rsid="00241558" fo:background-color="#fcd4d1"/>
    </style:style>
    <style:style style:name="P68" style:family="paragraph" style:parent-style-name="Standard">
      <style:text-properties officeooo:rsid="001194d2" officeooo:paragraph-rsid="001194d2" fo:background-color="#fcd4d1"/>
    </style:style>
    <style:style style:name="P69" style:family="paragraph" style:parent-style-name="Standard">
      <style:text-properties officeooo:rsid="001382ab" officeooo:paragraph-rsid="001194d2" fo:background-color="#fcd4d1"/>
    </style:style>
    <style:style style:name="P70" style:family="paragraph" style:parent-style-name="Standard">
      <style:text-properties officeooo:rsid="002723ae" officeooo:paragraph-rsid="002723ae" fo:background-color="#fcd4d1"/>
    </style:style>
    <style:style style:name="P71" style:family="paragraph" style:parent-style-name="Standard">
      <style:text-properties officeooo:rsid="0027a799" officeooo:paragraph-rsid="0027a799" fo:background-color="#fcd4d1"/>
    </style:style>
    <style:style style:name="P72" style:family="paragraph" style:parent-style-name="Standard">
      <style:text-properties officeooo:rsid="00092ee7" officeooo:paragraph-rsid="000d74bd" fo:background-color="#cccccc"/>
    </style:style>
    <style:style style:name="P73" style:family="paragraph" style:parent-style-name="Standard">
      <style:text-properties officeooo:rsid="00092ee7" officeooo:paragraph-rsid="000ca3f9" fo:background-color="#cccccc"/>
    </style:style>
    <style:style style:name="P74" style:family="paragraph" style:parent-style-name="Standard">
      <style:text-properties officeooo:rsid="00092ee7" officeooo:paragraph-rsid="00142a72" fo:background-color="#8f93c7"/>
    </style:style>
    <style:style style:name="P75" style:family="paragraph" style:parent-style-name="Standard">
      <style:text-properties officeooo:rsid="00142a72" officeooo:paragraph-rsid="00142a72" fo:background-color="#8f93c7"/>
    </style:style>
    <style:style style:name="P76" style:family="paragraph" style:parent-style-name="Standard">
      <style:text-properties officeooo:rsid="00092ee7" officeooo:paragraph-rsid="0014e00f" fo:background-color="#adc5e7"/>
    </style:style>
    <style:style style:name="P77" style:family="paragraph" style:parent-style-name="Standard">
      <style:text-properties officeooo:rsid="00092ee7" officeooo:paragraph-rsid="000ca3f9" fo:background-color="#adc5e7"/>
    </style:style>
    <style:style style:name="P78" style:family="paragraph" style:parent-style-name="Standard">
      <style:text-properties officeooo:rsid="0014e00f" officeooo:paragraph-rsid="0014e00f" fo:background-color="#adc5e7"/>
    </style:style>
    <style:style style:name="P79" style:family="paragraph" style:parent-style-name="Standard">
      <style:text-properties officeooo:rsid="00010922" officeooo:paragraph-rsid="00010922" fo:background-color="#adc5e7"/>
    </style:style>
    <style:style style:name="P80" style:family="paragraph" style:parent-style-name="Standard">
      <style:text-properties officeooo:rsid="00018a4c" officeooo:paragraph-rsid="00018a4c" fo:background-color="#adc5e7"/>
    </style:style>
    <style:style style:name="P81" style:family="paragraph" style:parent-style-name="Standard">
      <style:text-properties officeooo:rsid="001aaf3a" officeooo:paragraph-rsid="001aaf3a" fo:background-color="#adc5e7"/>
    </style:style>
    <style:style style:name="P82" style:family="paragraph" style:parent-style-name="Standard">
      <style:text-properties officeooo:rsid="0017f31e" officeooo:paragraph-rsid="0017f31e"/>
    </style:style>
    <style:style style:name="P83" style:family="paragraph" style:parent-style-name="Standard">
      <style:text-properties officeooo:rsid="0018cd62" officeooo:paragraph-rsid="0018cd62"/>
    </style:style>
    <style:style style:name="P84" style:family="paragraph" style:parent-style-name="Standard">
      <style:text-properties officeooo:rsid="001bb8fa" officeooo:paragraph-rsid="001bb8fa"/>
    </style:style>
    <style:style style:name="P85" style:family="paragraph" style:parent-style-name="Standard">
      <style:text-properties officeooo:rsid="001ee48b" officeooo:paragraph-rsid="001ee48b"/>
    </style:style>
    <style:style style:name="P8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10922" officeooo:paragraph-rsid="00010922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10922" officeooo:paragraph-rsid="00018a4c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10922" officeooo:paragraph-rsid="0002a1f7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10922" officeooo:paragraph-rsid="0002d732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10922" officeooo:paragraph-rsid="00031b8b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92ee7" officeooo:paragraph-rsid="00092ee7" fo:background-color="#bce4e5"/>
    </style:style>
    <style:style style:name="P9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92ee7" officeooo:paragraph-rsid="000ca3f9" fo:background-color="#bce4e5"/>
    </style:style>
    <style:style style:name="P93" style:family="paragraph" style:parent-style-name="Standard">
      <style:text-properties officeooo:rsid="00010922" officeooo:paragraph-rsid="00010922"/>
    </style:style>
    <style:style style:name="P94" style:family="paragraph" style:parent-style-name="Standard">
      <style:text-properties officeooo:rsid="0028bf6a" officeooo:paragraph-rsid="0028bf6a" fo:background-color="#fedcc6"/>
    </style:style>
    <style:style style:name="P95" style:family="paragraph" style:parent-style-name="Standard">
      <style:text-properties officeooo:rsid="00010922" officeooo:paragraph-rsid="00010922" fo:background-color="#fedcc6"/>
    </style:style>
    <style:style style:name="P96" style:family="paragraph" style:parent-style-name="Standard">
      <style:text-properties officeooo:rsid="0027a799" officeooo:paragraph-rsid="0027a799" fo:background-color="#fedcc6"/>
    </style:style>
    <style:style style:name="P97" style:family="paragraph" style:parent-style-name="Standard">
      <style:text-properties officeooo:rsid="00092ee7" officeooo:paragraph-rsid="0027a799" fo:background-color="#fedcc6"/>
    </style:style>
    <style:style style:name="P98" style:family="paragraph" style:parent-style-name="Standard">
      <style:text-properties officeooo:rsid="00092ee7" officeooo:paragraph-rsid="002bce14" fo:background-color="#fcd4d1"/>
    </style:style>
    <style:style style:name="T1" style:family="text">
      <style:text-properties officeooo:rsid="00018a4c"/>
    </style:style>
    <style:style style:name="T2" style:family="text">
      <style:text-properties officeooo:rsid="000208c5"/>
    </style:style>
    <style:style style:name="T3" style:family="text">
      <style:text-properties officeooo:rsid="0002a1f7"/>
    </style:style>
    <style:style style:name="T4" style:family="text">
      <style:text-properties officeooo:rsid="00031b8b"/>
    </style:style>
    <style:style style:name="T5" style:family="text">
      <style:text-properties officeooo:rsid="0006ec5c"/>
    </style:style>
    <style:style style:name="T6" style:family="text">
      <style:text-properties officeooo:rsid="0008d6cc"/>
    </style:style>
    <style:style style:name="T7" style:family="text">
      <style:text-properties officeooo:rsid="00092ee7"/>
    </style:style>
    <style:style style:name="T8" style:family="text">
      <style:text-properties officeooo:rsid="000af550"/>
    </style:style>
    <style:style style:name="T9" style:family="text">
      <style:text-properties officeooo:rsid="000ca3f9"/>
    </style:style>
    <style:style style:name="T10" style:family="text">
      <style:text-properties officeooo:rsid="000d74bd"/>
    </style:style>
    <style:style style:name="T11" style:family="text">
      <style:text-properties officeooo:rsid="001194d2"/>
    </style:style>
    <style:style style:name="T12" style:family="text">
      <style:text-properties officeooo:rsid="0016bd2b"/>
    </style:style>
    <style:style style:name="T13" style:family="text">
      <style:text-properties officeooo:rsid="001ae6d8"/>
    </style:style>
    <style:style style:name="T14" style:family="text">
      <style:text-properties officeooo:rsid="001d1d43"/>
    </style:style>
    <style:style style:name="T15" style:family="text">
      <style:text-properties officeooo:rsid="001ee48b"/>
    </style:style>
    <style:style style:name="T16" style:family="text">
      <style:text-properties officeooo:rsid="0021bc3a"/>
    </style:style>
    <style:style style:name="T17" style:family="text">
      <style:text-properties officeooo:rsid="00228a15"/>
    </style:style>
    <style:style style:name="T18" style:family="text">
      <style:text-properties officeooo:rsid="00241558"/>
    </style:style>
    <style:style style:name="T19" style:family="text">
      <style:text-properties officeooo:rsid="002575fa"/>
    </style:style>
    <style:style style:name="T20" style:family="text">
      <style:text-properties officeooo:rsid="00267f93"/>
    </style:style>
    <style:style style:name="T21" style:family="text">
      <style:text-properties officeooo:rsid="002723ae"/>
    </style:style>
    <style:style style:name="T22" style:family="text">
      <style:text-properties officeooo:rsid="0029b61e"/>
    </style:style>
    <style:style style:name="T23" style:family="text">
      <style:text-properties officeooo:rsid="002aa179"/>
    </style:style>
    <style:style style:name="T24" style:family="text">
      <style:text-properties officeooo:rsid="002f60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Decision Tree (MALE)</text:p>
      <text:p text:style-name="P1"/>
      <text:p text:style-name="P1">Sex→ Cabin</text:p>
      <text:p text:style-name="P1"/>
      <text:p text:style-name="P1">Cabin A→ SibSp</text:p>
      <text:p text:style-name="P1"/>
      <text:p text:style-name="P1">If SibSp == 1 (Survived)</text:p>
      <text:p text:style-name="P1"/>
      <text:p text:style-name="P94">If SibSp == 0</text:p>
      <text:p text:style-name="P95">Cabin A→ SibSp→ Parch</text:p>
      <text:p text:style-name="P95"/>
      <text:p text:style-name="P95">If Parch == 0 (66% Survived)</text:p>
      <text:p text:style-name="P95">If Parch == 2 (Survived)</text:p>
      <text:p text:style-name="P86"/>
      <text:p text:style-name="P1"/>
      <text:p text:style-name="P1">Cabin B→ Age</text:p>
      <text:p text:style-name="P1"/>
      <text:p text:style-name="P1">If Elderly, Unknown : Died</text:p>
      <text:p text:style-name="P82">If Senior: 80% Died</text:p>
      <text:p text:style-name="P1"/>
      <text:p text:style-name="P1">If Young: Survived</text:p>
      <text:p text:style-name="P1"/>
      <text:p text:style-name="P83">If Adult:</text:p>
      <text:p text:style-name="P79">Cabin B→ Age → Fare</text:p>
      <text:p text:style-name="P79"/>
      <text:p text:style-name="P79">If Low: Died</text:p>
      <text:p text:style-name="P79"/>
      <text:p text:style-name="P79">If High: <text:span text:style-name="T13">80% </text:span>Survived</text:p>
      <text:p text:style-name="P79"/>
      <text:p text:style-name="P81">If Middle:</text:p>
      <text:p text:style-name="P79">Cabin B→ Age → Fare →SibSp</text:p>
      <text:p text:style-name="P79"/>
      <text:p text:style-name="P79">If SibSp == 0: <text:span text:style-name="T1">50% Survived </text:span></text:p>
      <text:p text:style-name="P80">If SibSp == 1: 66% Survived</text:p>
      <text:p text:style-name="P87"/>
      <text:p text:style-name="P2"/>
      <text:p text:style-name="P2"/>
      <text:p text:style-name="P2">Cabin <text:span text:style-name="T1">C</text:span>→ <text:span text:style-name="T1">Ticket</text:span></text:p>
      <text:p text:style-name="P2"/>
      <text:p text:style-name="P5">If Alpha: Died </text:p>
      <text:p text:style-name="P5"/>
      <text:p text:style-name="P84">If Digit:</text:p>
      <text:p text:style-name="P2">Cabin <text:span text:style-name="T1">C</text:span>→ <text:span text:style-name="T1">Ticket → Parch</text:span></text:p>
      <text:p text:style-name="P2"/>
      <text:p text:style-name="P5">If Parch == 1 or 4: Died</text:p>
      <text:p text:style-name="P2">***********************************</text:p>
      <text:p text:style-name="P9">If <text:s/>Parch == 2:</text:p>
      <text:p text:style-name="P10"><text:s/>Cabin <text:span text:style-name="T1">C</text:span>→ <text:span text:style-name="T1">Ticket → Parch → Age</text:span></text:p>
      <text:p text:style-name="P10"/>
      <text:p text:style-name="P9">If Adult : Died</text:p>
      <text:p text:style-name="P9">If Young: 66% Survived</text:p>
      <text:p text:style-name="P8"/>
      <text:p text:style-name="P54">***********************************</text:p>
      <text:p text:style-name="P56">If <text:s/>Parch == 0:</text:p>
      <text:p text:style-name="P54"><text:s/>Cabin <text:span text:style-name="T1">C</text:span>→ <text:span text:style-name="T1">Ticket → Parch → Embarked</text:span></text:p>
      <text:p text:style-name="P54"/>
      <text:p text:style-name="P56"><text:soft-page-break/>If Q : Died</text:p>
      <text:p text:style-name="P56">If C: 75% Survived</text:p>
      <text:p text:style-name="P56"/>
      <text:p text:style-name="P57">If <text:s/>Embarked == S:</text:p>
      <text:p text:style-name="P54"><text:s/>Cabin <text:span text:style-name="T1">C</text:span>→ <text:span text:style-name="T1">Ticket → Parch → Embarked →Age</text:span></text:p>
      <text:p text:style-name="P56">If Elderly : Died</text:p>
      <text:p text:style-name="P56">If Senior: 66% Died</text:p>
      <text:p text:style-name="P56">If Unknown: 50% Survived</text:p>
      <text:p text:style-name="P56">If Adult: <text:s/><text:span text:style-name="T14">66% </text:span>Died</text:p>
      <text:p text:style-name="P87"/>
      <text:p text:style-name="P2"/>
      <text:p text:style-name="P2">Cabin <text:span text:style-name="T1">D</text:span>→ <text:span text:style-name="T1">Fare</text:span></text:p>
      <text:p text:style-name="P2"/>
      <text:p text:style-name="P2">If <text:s/><text:span text:style-name="T1">High </text:span>== <text:span text:style-name="T1">0 (Died)</text:span></text:p>
      <text:p text:style-name="P2"/>
      <text:p text:style-name="P85">If Middle:</text:p>
      <text:p text:style-name="P2">Cabin <text:span text:style-name="T1">D</text:span>→ <text:span text:style-name="T1">Fare → Age</text:span></text:p>
      <text:p text:style-name="P2"/>
      <text:p text:style-name="P6">If Elderly: Died </text:p>
      <text:p text:style-name="P6">If Unknown: Survived</text:p>
      <text:p text:style-name="P6">If Young: Died</text:p>
      <text:p text:style-name="P7"/>
      <text:p text:style-name="P58">****************************************</text:p>
      <text:p text:style-name="P58">If Adult:</text:p>
      <text:p text:style-name="P55">Cabin <text:span text:style-name="T1">D</text:span>→ <text:span text:style-name="T1">Fare → Age → SibSp</text:span></text:p>
      <text:p text:style-name="P55"/>
      <text:p text:style-name="P58">If SibSp <text:span text:style-name="T15">1 </text:span>= Survived</text:p>
      <text:p text:style-name="P58"/>
      <text:p text:style-name="P58">****************************************</text:p>
      <text:p text:style-name="P58">If SibSp <text:s/>== 0:</text:p>
      <text:p text:style-name="P55">Cabin <text:span text:style-name="T1">D</text:span>→ <text:span text:style-name="T1">Fare → Age → SibSp → Ticket</text:span></text:p>
      <text:p text:style-name="P55"/>
      <text:p text:style-name="P58">If Alpha: 66% Survived</text:p>
      <text:p text:style-name="P58">If Digit : 66% Died</text:p>
      <text:p text:style-name="P3"/>
      <text:p text:style-name="P12">***************************************** </text:p>
      <text:p text:style-name="P12"><text:s/><text:span text:style-name="T2">IF Senior:</text:span></text:p>
      <text:p text:style-name="P12">Cabin <text:span text:style-name="T1">D</text:span>→ <text:span text:style-name="T1">Fare → Age → Ticket</text:span></text:p>
      <text:p text:style-name="P12"/>
      <text:p text:style-name="P13">If Alpha: Survived</text:p>
      <text:p text:style-name="P13">If Digit : 66% Died</text:p>
      <text:p text:style-name="P13"/>
      <text:p text:style-name="P88"/>
      <text:p text:style-name="P4"/>
      <text:p text:style-name="P4">Cabin <text:span text:style-name="T3">E</text:span>→ <text:span text:style-name="T3">Age </text:span></text:p>
      <text:p text:style-name="P11"/>
      <text:p text:style-name="P25">If Adult: Survived</text:p>
      <text:p text:style-name="P25">If <text:span text:style-name="T22">Elderly</text:span>: Died</text:p>
      <text:p text:style-name="P25">If Young: Survived</text:p>
      <text:p text:style-name="P25"/>
      <text:p text:style-name="P24">If Senior:</text:p>
      <text:p text:style-name="P4">Cabin <text:span text:style-name="T3">E</text:span>→ <text:span text:style-name="T3">Age → SibSp</text:span></text:p>
      <text:p text:style-name="P4"/>
      <text:p text:style-name="P24">If SibSp == 1: Died</text:p>
      <text:p text:style-name="P24"/>
      <text:p text:style-name="P24">If SibSp == 0:</text:p>
      <text:p text:style-name="P4"><text:soft-page-break/>Cabin <text:span text:style-name="T3">E</text:span>→ <text:span text:style-name="T3">Age → SibSp → Ticket</text:span></text:p>
      <text:p text:style-name="P4"/>
      <text:p text:style-name="P14">If Alpha: Survived</text:p>
      <text:p text:style-name="P14">If Digit: <text:s/>66% Died</text:p>
      <text:p text:style-name="P14"/>
      <text:p text:style-name="P14"/>
      <text:p text:style-name="P89"/>
      <text:p text:style-name="P28"/>
      <text:p text:style-name="P26">Cabin F → Fare</text:p>
      <text:p text:style-name="P26"/>
      <text:p text:style-name="P26">If Low: Died</text:p>
      <text:p text:style-name="P26">If Middle: 75% Survived</text:p>
      <text:p text:style-name="P26"/>
      <text:p text:style-name="P90"/>
      <text:p text:style-name="P29"/>
      <text:p text:style-name="P27">Cabin <text:span text:style-name="T4">Unknown</text:span> → <text:span text:style-name="T4">Parch</text:span></text:p>
      <text:p text:style-name="P27"/>
      <text:p text:style-name="P31">If parch == 3 or 4 or 5: Died</text:p>
      <text:p text:style-name="P31"/>
      <text:p text:style-name="P34">************************************* </text:p>
      <text:p text:style-name="P35">If Parch == 2:</text:p>
      <text:p text:style-name="P36">Cabin <text:span text:style-name="T4">Unknown</text:span> → <text:span text:style-name="T4">Parch →Age</text:span></text:p>
      <text:p text:style-name="P36"/>
      <text:p text:style-name="P35">If Adult/Senior/Unknown: Died</text:p>
      <text:p text:style-name="P35"/>
      <text:p text:style-name="P35">If Young: </text:p>
      <text:p text:style-name="P36">Cabin <text:span text:style-name="T4">Unknown</text:span> → <text:span text:style-name="T4">Parch →Age→ SibSp</text:span></text:p>
      <text:p text:style-name="P35"/>
      <text:p text:style-name="P35">If SibSp == 0: Survived</text:p>
      <text:p text:style-name="P35"/>
      <text:p text:style-name="P35">If SibSp == 1: Survived</text:p>
      <text:p text:style-name="P35"/>
      <text:p text:style-name="P35">If SibSp == 3: Died</text:p>
      <text:p text:style-name="P35"/>
      <text:p text:style-name="P35">If <text:s/>SibSp ==4: 66% Died</text:p>
      <text:p text:style-name="P35"/>
      <text:p text:style-name="P35">If SibSp == 5: Died</text:p>
      <text:p text:style-name="P32"/>
      <text:p text:style-name="P17">************************************** </text:p>
      <text:p text:style-name="P17">If Parch == 1:</text:p>
      <text:p text:style-name="P15">Cabin <text:span text:style-name="T4">Unknown</text:span> → <text:span text:style-name="T4">Parch →Age</text:span></text:p>
      <text:p text:style-name="P15"/>
      <text:p text:style-name="P17">If Adult/Senior: Died</text:p>
      <text:p text:style-name="P17"/>
      <text:p text:style-name="P19">If Unknown: 66% Survived</text:p>
      <text:p text:style-name="P37"/>
      <text:p text:style-name="P19">If Young:</text:p>
      <text:p text:style-name="P16">Cabin <text:span text:style-name="T4">Unknown</text:span> → <text:span text:style-name="T4">Parch →Age→ SibSp</text:span></text:p>
      <text:p text:style-name="P16"/>
      <text:p text:style-name="P18">If SibSp == 0: Survived</text:p>
      <text:p text:style-name="P18"/>
      <text:p text:style-name="P18">If SibSp == 3: Died</text:p>
      <text:p text:style-name="P18"/>
      <text:p text:style-name="P18">If <text:s/>SibSp ==4: Died</text:p>
      <text:p text:style-name="P18"/>
      <text:p text:style-name="P18">If SibSp == 1: </text:p>
      <text:p text:style-name="P16"><text:soft-page-break/>Cabin <text:span text:style-name="T4">Unknown</text:span> → <text:span text:style-name="T4">Parch →Age→ SibSp→ Fare</text:span></text:p>
      <text:p text:style-name="P16"/>
      <text:p text:style-name="P19">If Low: Died</text:p>
      <text:p text:style-name="P19"/>
      <text:p text:style-name="P19">If Middle: <text:span text:style-name="T16">73% </text:span>Survived</text:p>
      <text:p text:style-name="P19"/>
      <text:p text:style-name="P39">************************************** </text:p>
      <text:p text:style-name="P39">If Parch == <text:span text:style-name="T5">0</text:span>:</text:p>
      <text:p text:style-name="P40">Cabin <text:span text:style-name="T4">Unknown</text:span> → <text:span text:style-name="T4">Parch →Pclass</text:span></text:p>
      <text:p text:style-name="P40"/>
      <text:p text:style-name="P39">If <text:span text:style-name="T5">Pclass2: 92% <text:s/>Died</text:span></text:p>
      <text:p text:style-name="P42">___________________________________________</text:p>
      <text:p text:style-name="P41">If <text:span text:style-name="T5">Pclass1</text:span>:</text:p>
      <text:p text:style-name="P40">Cabin <text:span text:style-name="T4">Unknown</text:span> → <text:span text:style-name="T4">Parch →Pclass→ SibSp</text:span></text:p>
      <text:p text:style-name="P40"/>
      <text:p text:style-name="P39">If SibSp == <text:span text:style-name="T5">1</text:span>: <text:span text:style-name="T5">Died</text:span></text:p>
      <text:p text:style-name="P39"/>
      <text:p text:style-name="P39">If SibSp == <text:span text:style-name="T5">2</text:span>: <text:span text:style-name="T5">Survived</text:span></text:p>
      <text:p text:style-name="P39"/>
      <text:p text:style-name="P39">If <text:s/>SibSp ==<text:span text:style-name="T5">0</text:span>: <text:span text:style-name="T5">80% Died</text:span></text:p>
      <text:p text:style-name="P39">______________________________________________</text:p>
      <text:p text:style-name="P49">If <text:span text:style-name="T5">Pclass3</text:span>: </text:p>
      <text:p text:style-name="P50">Cabin <text:span text:style-name="T4">Unknown</text:span> → <text:span text:style-name="T4">Parch →Pclass→ Fare</text:span></text:p>
      <text:p text:style-name="P50"/>
      <text:p text:style-name="P51">If Middle: <text:span text:style-name="T5">81% Died</text:span></text:p>
      <text:p text:style-name="P52">__________________</text:p>
      <text:p text:style-name="P52">If Low:</text:p>
      <text:p text:style-name="P50">Cabin <text:span text:style-name="T4">Unknown</text:span> → <text:span text:style-name="T4">Parch →Pclass→ Fare→ SibSp</text:span></text:p>
      <text:p text:style-name="P50"/>
      <text:p text:style-name="P49">If SibSp == <text:span text:style-name="T5">1</text:span>: <text:span text:style-name="T5">78% Died</text:span></text:p>
      <text:p text:style-name="P49"/>
      <text:p text:style-name="P49">If SibSp == <text:span text:style-name="T5">2</text:span>: <text:span text:style-name="T5">Died</text:span></text:p>
      <text:p text:style-name="P49"/>
      <text:p text:style-name="P49">If <text:s/>SibSp ==<text:span text:style-name="T5">0</text:span>:</text:p>
      <text:p text:style-name="P50">Cabin <text:span text:style-name="T4">Unknown</text:span> → <text:span text:style-name="T4">Parch →Pclass→ Fare→ SibSp→ Age</text:span></text:p>
      <text:p text:style-name="P50"/>
      <text:p text:style-name="P52">If Young: 91% Died</text:p>
      <text:p text:style-name="P52"/>
      <text:p text:style-name="P52">If Senior: 91% Died</text:p>
      <text:p text:style-name="P52"/>
      <text:p text:style-name="P52">If Elderly: Died</text:p>
      <text:p text:style-name="P52"/>
      <text:p text:style-name="P52">If Unknown: 94% Died</text:p>
      <text:p text:style-name="P52"/>
      <text:p text:style-name="P52">If Adult: </text:p>
      <text:p text:style-name="P50">Cabin <text:span text:style-name="T4">Unknown</text:span> → <text:span text:style-name="T4">Parch →Pclass→ Fare→ SibSp→ Age→ Ticket</text:span></text:p>
      <text:p text:style-name="P50"/>
      <text:p text:style-name="P52">If Alpha: 83% Died</text:p>
      <text:p text:style-name="P52"/>
      <text:p text:style-name="P52">If Digit: <text:s/>88% Died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30">AI Decision Tree (<text:span text:style-name="T6">FE</text:span>MALE)</text:p>
      <text:p text:style-name="P30"/>
      <text:p text:style-name="P33">Sex→<text:span text:style-name="T7"> Pclass</text:span></text:p>
      <text:p text:style-name="P33">______________________________________________________________</text:p>
      <text:p text:style-name="P38">If Pclass1:</text:p>
      <text:p text:style-name="P38"/>
      <text:p text:style-name="P38">Pclass1→ Age</text:p>
      <text:p text:style-name="P38"/>
      <text:p text:style-name="P38">If Young: 99% Survived</text:p>
      <text:p text:style-name="P38"/>
      <text:p text:style-name="P38">If Adult: 99% Survived</text:p>
      <text:p text:style-name="P38"/>
      <text:p text:style-name="P38">If Senior: 99% Survived</text:p>
      <text:p text:style-name="P38"/>
      <text:p text:style-name="P38">If Elderly: Survived</text:p>
      <text:p text:style-name="P91"/>
      <text:p text:style-name="P20"/>
      <text:p text:style-name="P23">If Pclass2:</text:p>
      <text:p text:style-name="P23"/>
      <text:p text:style-name="P21">Pclass1→ Age</text:p>
      <text:p text:style-name="P21"/>
      <text:p text:style-name="P21">If Young: Survived</text:p>
      <text:p text:style-name="P21"/>
      <text:p text:style-name="P21">If Adult: 9<text:span text:style-name="T8">1</text:span>% Survived</text:p>
      <text:p text:style-name="P21"/>
      <text:p text:style-name="P21">If Senior: <text:span text:style-name="T8">85</text:span>% Survived</text:p>
      <text:p text:style-name="P21"/>
      <text:p text:style-name="P21">If <text:span text:style-name="T8">Unknown</text:span>: Survived</text:p>
      <text:p text:style-name="P21"/>
      <text:p text:style-name="P92"/>
      <text:p text:style-name="P43"/>
      <text:p text:style-name="P46">If Pclass<text:span text:style-name="T9">3</text:span>:</text:p>
      <text:p text:style-name="P46"/>
      <text:p text:style-name="P48">Pclass<text:span text:style-name="T11">3</text:span>→ <text:span text:style-name="T10">Embarked</text:span></text:p>
      <text:p text:style-name="P43"/>
      <text:p text:style-name="P73">If <text:span text:style-name="T10">S </text:span>: </text:p>
      <text:p text:style-name="P44">Pclass<text:span text:style-name="T11">3</text:span>→ <text:span text:style-name="T10">Embarked→ Age</text:span></text:p>
      <text:p text:style-name="P22"/>
      <text:p text:style-name="P44">If Senior: <text:span text:style-name="T10">Died</text:span></text:p>
      <text:p text:style-name="P44"/>
      <text:p text:style-name="P47">If Elderly: Survived</text:p>
      <text:p text:style-name="P44"/>
      <text:p text:style-name="P44">If <text:span text:style-name="T8">Unknown</text:span>: <text:span text:style-name="T10">83% Died</text:span></text:p>
      <text:p text:style-name="P47">************************************************************* </text:p>
      <text:p text:style-name="P72">If Young: </text:p>
      <text:p text:style-name="P44">Pclass<text:span text:style-name="T11">3</text:span>→ <text:span text:style-name="T10">Embarked→ Age→ SibSp</text:span></text:p>
      <text:p text:style-name="P44"/>
      <text:p text:style-name="P59">If SibSp == 2: Died</text:p>
      <text:p text:style-name="P59"/>
      <text:p text:style-name="P59">If SibSp == 3: Survived</text:p>
      <text:p text:style-name="P59"/>
      <text:p text:style-name="P66">If SibSp == 1: 66% Survived</text:p>
      <text:p text:style-name="P66"/>
      <text:p text:style-name="P66">If SibSp == 4: <text:s/>66% Died</text:p>
      <text:p text:style-name="P66"/>
      <text:p text:style-name="P66"><text:soft-page-break/>If SibSp == 5: Died</text:p>
      <text:p text:style-name="P59"/>
      <text:p text:style-name="P59">If SibSp == 0:</text:p>
      <text:p text:style-name="P61">Pclass<text:span text:style-name="T11">3</text:span>→ <text:span text:style-name="T10">Embarked→ Age→ SibSp→ Cabin</text:span></text:p>
      <text:p text:style-name="P61"/>
      <text:p text:style-name="P59">If <text:span text:style-name="T17">Cabin G</text:span>: <text:span text:style-name="T17">Died</text:span></text:p>
      <text:p text:style-name="P59"/>
      <text:p text:style-name="P66">If CabinUnknown:</text:p>
      <text:p text:style-name="P62">Pclass<text:span text:style-name="T11">3</text:span>→ <text:span text:style-name="T10">Embarked→ Age→ SibSp→ Cabin→ Parch</text:span></text:p>
      <text:p text:style-name="P62"/>
      <text:p text:style-name="P66">If Parch == 1: Survived</text:p>
      <text:p text:style-name="P66"/>
      <text:p text:style-name="P67">If Parch == <text:span text:style-name="T18">2</text:span>: <text:s/><text:span text:style-name="T18">50% </text:span>Survived</text:p>
      <text:p text:style-name="P59"/>
      <text:p text:style-name="P59">If Parch == 0:</text:p>
      <text:p text:style-name="P98">Pclass<text:span text:style-name="T23">3</text:span>→ <text:span text:style-name="T10">Embarked→ Age→ SibSp→Cabin→ Parch→ Fare</text:span></text:p>
      <text:p text:style-name="P61"/>
      <text:p text:style-name="P65">If <text:span text:style-name="T19">Low: <text:s/>60% Died</text:span></text:p>
      <text:p text:style-name="P65"/>
      <text:p text:style-name="P65">If <text:span text:style-name="T19">Middle: Survived</text:span></text:p>
      <text:p text:style-name="P53"/>
      <text:p text:style-name="P44">********************************************************** </text:p>
      <text:p text:style-name="P72">If Adult: </text:p>
      <text:p text:style-name="P63">Pclass<text:span text:style-name="T11">3</text:span>→ <text:span text:style-name="T10">Embarked→ Age→ SibSp</text:span></text:p>
      <text:p text:style-name="P61"/>
      <text:p text:style-name="P60">If SibSp == 2: Died</text:p>
      <text:p text:style-name="P60"/>
      <text:p text:style-name="P60">If SibSp == 3: Survived</text:p>
      <text:p text:style-name="P60">____________________________________________</text:p>
      <text:p text:style-name="P68">If SibSp == <text:span text:style-name="T20">1</text:span>:</text:p>
      <text:p text:style-name="P63">Pclass<text:span text:style-name="T11">3</text:span>→ <text:span text:style-name="T10">Embarked→ Age→ SibSp→ Fare</text:span></text:p>
      <text:p text:style-name="P63"/>
      <text:p text:style-name="P68">If <text:span text:style-name="T21">Low: Died</text:span></text:p>
      <text:p text:style-name="P68"/>
      <text:p text:style-name="P68">If <text:span text:style-name="T21">Middle:</text:span></text:p>
      <text:p text:style-name="P64">Pclass<text:span text:style-name="T11">3</text:span>→ <text:span text:style-name="T10">Embarked→ Age→ SibSp→ Fare→ Cabin</text:span></text:p>
      <text:p text:style-name="P69"/>
      <text:p text:style-name="P70">If Cabin G: Died</text:p>
      <text:p text:style-name="P70"/>
      <text:p text:style-name="P70">If CabinUnknown: </text:p>
      <text:p text:style-name="P64">Pclass<text:span text:style-name="T11">3</text:span>→ <text:span text:style-name="T10">Embarked→ Age→ SibSp→ Fare→ Cabin→ Ticket</text:span></text:p>
      <text:p text:style-name="P64"/>
      <text:p text:style-name="P70">If Alpha: 66% <text:s/>Survived</text:p>
      <text:p text:style-name="P70"/>
      <text:p text:style-name="P70">If Digit: 57% Died</text:p>
      <text:p text:style-name="P70">___________________________________________________</text:p>
      <text:p text:style-name="P96">If <text:s/>SibSp ==0:</text:p>
      <text:p text:style-name="P97">Pclass<text:span text:style-name="T11">3</text:span>→ <text:span text:style-name="T10">Embarked→ Age→ SibSp→Parch</text:span></text:p>
      <text:p text:style-name="P97"/>
      <text:p text:style-name="P96">If Parch == 4 : Died</text:p>
      <text:p text:style-name="P96"/>
      <text:p text:style-name="P96">If Parch == 2: Survived</text:p>
      <text:p text:style-name="P96"/>
      <text:p text:style-name="P96">If Parch <text:s/>== 1: Survived</text:p>
      <text:p text:style-name="P96"/>
      <text:p text:style-name="P96">If Parch == 0:</text:p>
      <text:p text:style-name="P97">Pclass<text:span text:style-name="T11">3</text:span>→ <text:span text:style-name="T10">Embarked→ Age→ SibSp→Parch→ Ticket</text:span></text:p>
      <text:p text:style-name="P96"><text:soft-page-break/></text:p>
      <text:p text:style-name="P96">If Alpha: 80% Survived</text:p>
      <text:p text:style-name="P96"/>
      <text:p text:style-name="P96">If <text:span text:style-name="T24">Digit</text:span>: 57% Died</text:p>
      <text:p text:style-name="P71"/>
      <text:p text:style-name="P45">______________________________________________________________________</text:p>
      <text:p text:style-name="P73">If <text:span text:style-name="T10">C</text:span>: </text:p>
      <text:p text:style-name="P74">Pclass<text:span text:style-name="T11">3</text:span>→ <text:span text:style-name="T10">Embarked→ Fare</text:span></text:p>
      <text:p text:style-name="P74"/>
      <text:p text:style-name="P75">If Low: Survived</text:p>
      <text:p text:style-name="P75"/>
      <text:p text:style-name="P75">If Middle: <text:s/>58% Survived</text:p>
      <text:p text:style-name="P73"/>
      <text:p text:style-name="P73"/>
      <text:p text:style-name="P73"/>
      <text:p text:style-name="P73">If <text:span text:style-name="T10">Q</text:span>: </text:p>
      <text:p text:style-name="P76">Pclass<text:span text:style-name="T11">3</text:span>→ <text:span text:style-name="T10">Embarked→ Parch</text:span></text:p>
      <text:p text:style-name="P73"/>
      <text:p text:style-name="P78">If <text:s/>Parch == 5: Died</text:p>
      <text:p text:style-name="P78"/>
      <text:p text:style-name="P78">If Parch == 2: Died</text:p>
      <text:p text:style-name="P78"/>
      <text:p text:style-name="P78">If Parch == 1: Died</text:p>
      <text:p text:style-name="P78"/>
      <text:p text:style-name="P78">If Parch == 0 : <text:span text:style-name="T12">80% Survived</text:span></text:p>
      <text:p text:style-name="P78"/>
      <text:p text:style-name="P78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4:48:30.516830405</meta:creation-date>
    <dc:date>2018-11-15T11:36:11.594356096</dc:date>
    <meta:editing-duration>PT11H43M46S</meta:editing-duration>
    <meta:editing-cycles>41</meta:editing-cycles>
    <meta:generator>LibreOffice/6.0.3.2$Linux_X86_64 LibreOffice_project/00m0$Build-2</meta:generator>
    <meta:document-statistic meta:table-count="0" meta:image-count="0" meta:object-count="0" meta:page-count="7" meta:paragraph-count="210" meta:word-count="823" meta:character-count="4732" meta:non-whitespace-character-count="4074"/>
  </office:meta>
</office:document-meta>
</file>